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font-name="Times New Roman1" fo:font-size="11pt" fo:language="en" fo:country="US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2" style:family="paragraph" style:parent-style-name="Standard" style:list-style-name="">
      <style:paragraph-properties fo:text-align="center" style:justify-single-word="false" style:text-autospace="none"/>
      <style:text-properties style:font-name="Times New Roman1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 style:list-style-name="">
      <style:paragraph-properties style:text-autospace="none"/>
      <style:text-properties style:font-name="Times New Roman1" fo:font-size="12pt" fo:language="en" fo:country="U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4" style:family="paragraph" style:parent-style-name="Standard" style:list-style-name="">
      <style:paragraph-properties style:text-autospace="none"/>
    </style:style>
    <style:style style:name="P5" style:family="paragraph" style:parent-style-name="Standard" style:list-style-name="RTF_5f_Num_20_2">
      <style:paragraph-properties fo:margin-left="0.5in" fo:margin-right="0in" fo:margin-top="0in" fo:margin-bottom="0.139in" fo:line-height="115%" fo:text-indent="-0.25in" style:auto-text-indent="false" style:text-autospace="none">
        <style:tab-stops/>
      </style:paragraph-properties>
    </style:style>
    <style:style style:name="T1" style:family="text">
      <style:text-properties style:font-name="Times New Roman1" fo:font-size="11pt" fo:language="en" fo:country="US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2" style:family="text">
      <style:text-properties style:font-name="Times New Roman1" fo:font-size="11pt" fo:language="en" fo:country="US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3" style:family="text">
      <style:text-properties style:font-name="Times New Roman1" fo:font-size="11pt" fo:language="en" fo:country="none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4" style:family="text">
      <style:text-properties style:font-name="Times New Roman1" fo:font-size="11pt" fo:language="en" fo:country="none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5" style:family="text">
      <style:text-properties style:font-name="Times New Roman1" fo:font-size="12pt" fo:language="en" fo:country="none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6" style:family="text">
      <style:text-properties style:font-name="Times New Roman1" fo:font-size="12pt" fo:language="en" fo:country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1" fo:font-size="12pt" fo:language="en" fo:country="U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8" style:family="text">
      <style:text-properties style:use-window-font-color="true" style:font-name="Times New Roman1" fo:font-size="11pt" fo:language="en" fo:country="US" style:text-underline-style="none" fo:font-weight="bold" style:font-name-asian="Times New Roman1" style:font-size-asian="11pt" style:font-weight-asian="bold" style:font-name-complex="Times New Roman1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BD/Customer Dashboard</text:p>
      <text:p text:style-name="P1"/>
      <text:p text:style-name="P3"><text:tab/>Landing Page</text:p>
      <text:p text:style-name="P4"><text:span text:style-name="T1"><text:tab/></text:span><text:span text:style-name="T2">API : </text:span><text:a xlink:type="simple" xlink:href="http://localhost/PMS/API/Dashboard_Customer_all_jobs" text:style-name="Internet_20_link" text:visited-style-name="Visited_20_Internet_20_Link"><text:span text:style-name="T8">https://pms.pangulftechnologies.com/API/Dashboard_Customer_all_jobs</text:span></text:a></text:p>
      <text:p text:style-name="P4"><text:span text:style-name="T1"><text:tab/></text:span><text:span text:style-name="T2">Type : GET</text:span><text:span text:style-name="T1">t</text:span></text:p>
      <text:p text:style-name="P1"><text:tab/>This api returns </text:p>
      <text:p text:style-name="P1"><text:tab/><text:tab/>OnGoing_jobs - All ongoing projects for log din BD /Customer</text:p>
      <text:p text:style-name="P1"><text:tab/><text:tab/>completed_jobs - All completed projects for log in BD /Customer <text:tab/></text:p>
      <text:p text:style-name="P1"><text:tab/><text:tab/>customers - If log in by BD then all customer which associated with that particular BD<text:tab/></text:p>
      <text:p text:style-name="P1"><text:tab/><text:tab/></text:p>
      <text:p text:style-name="P4"><text:span text:style-name="T2"><text:tab/>FOR BD </text:span><text:span text:style-name="T1">- After selecting any specific customer following tabs will be visible for that particular customer</text:span></text:p>
      <text:p text:style-name="P1"/>
      <text:p text:style-name="P1"><text:tab/></text:p>
      <text:list xml:id="list7784652761242882685" text:style-name="RTF_5f_Num_20_2">
        <text:list-item>
          <text:p text:style-name="P5"><text:span text:style-name="T5">Invoice Page :- <text:s text:c="126"/></text:span><text:span text:style-name="T3">API : </text:span><text:a xlink:type="simple" xlink:href="http://localhost/PMS/API/Dashboard_Customer_billingnotee" text:style-name="Internet_20_link" text:visited-style-name="Visited_20_Internet_20_Link"><text:span text:style-name="T8">https://pms.pangulftechnologies.com/API/Dashboard_Customer_billingnotee</text:span></text:a><text:span text:style-name="T3"> <text:s text:c="61"/>Type : </text:span><text:span text:style-name="T4">Get <text:s text:c="192"/></text:span><text:span text:style-name="T3">Parameter : </text:span><text:span text:style-name="T4">cutomer id <text:s text:c="123"/></text:span><text:span text:style-name="T1">This api returns will return invoice for selected customer </text:span></text:p>
        </text:list-item>
        <text:list-item>
          <text:p text:style-name="P5"><text:span text:style-name="T3"><text:s/>Delivery Schedule </text:span><text:span text:style-name="T5">Page :- <text:s text:c="118"/></text:span><text:span text:style-name="T3">API : </text:span><text:a xlink:type="simple" xlink:href="http://localhost/PMS/API/Dashboard_Customer_delivery_schedule" text:style-name="Internet_20_link" text:visited-style-name="Visited_20_Internet_20_Link"><text:span text:style-name="T8">https://pms.pangulftechnologies.com/API/Dashboard_Customer_delivery_schedule</text:span></text:a><text:span text:style-name="T3"> <text:s text:c="62"/>Type : </text:span><text:span text:style-name="T4">Get <text:s text:c="192"/></text:span><text:span text:style-name="T3">Parameter : </text:span><text:span text:style-name="T4">cutomer id <text:s text:c="122"/></text:span><text:span text:style-name="T1">This api returns will return delivery schedule for selected delivery customer </text:span></text:p>
        </text:list-item>
        <text:list-item>
          <text:p text:style-name="P5"><text:span text:style-name="T3"><text:s/>Change Order </text:span><text:span text:style-name="T5">Page :- <text:s text:c="118"/></text:span><text:span text:style-name="T3">API : </text:span><text:a xlink:type="simple" xlink:href="http://localhost/PMS/API/Dashboard_Customer_pending_change_order" text:style-name="Internet_20_link" text:visited-style-name="Visited_20_Internet_20_Link"><text:span text:style-name="T8">https://pms.pangulftechnologies.com/API/Dashboard_Customer_pending_change_order</text:span></text:a><text:span text:style-name="T3"> <text:s text:c="62"/>Type : </text:span><text:span text:style-name="T4">Get <text:s text:c="192"/></text:span><text:span text:style-name="T3">Parameter : </text:span><text:span text:style-name="T4">cutomer id <text:s text:c="122"/></text:span><text:span text:style-name="T1">This api returns will return delivery pending and completed change order for selected customer <text:s/></text:span></text:p>
        </text:list-item>
        <text:list-item>
          <text:p text:style-name="P5"><text:span text:style-name="T3">RFI </text:span><text:span text:style-name="T5">Page :- <text:s text:c="135"/></text:span><text:span text:style-name="T3">API : </text:span><text:a xlink:type="simple" xlink:href="http://localhost/PMS/API/Dashboard_Customer_pending_rfi" text:style-name="Internet_20_link" text:visited-style-name="Visited_20_Internet_20_Link"><text:span text:style-name="T8">https://pms.pangulftechnologies.com/API/Dashboard_Customer_pending_rfi</text:span></text:a><text:span text:style-name="T3"> <text:s text:c="62"/>Type : </text:span><text:span text:style-name="T4">Get <text:s text:c="192"/></text:span><text:span text:style-name="T3">Parameter : </text:span><text:span text:style-name="T4">cutomer id <text:s text:c="124"/></text:span><text:span text:style-name="T1">This api returns will return delivery pending and completed RFI for selected customer <text:s text:c="2"/></text:span></text:p>
        </text:list-item>
        <text:list-item>
          <text:p text:style-name="P5"><text:span text:style-name="T3">On Going Jobs </text:span><text:span text:style-name="T5">Page :- <text:s text:c="118"/></text:span><text:span text:style-name="T3">API : </text:span><text:a xlink:type="simple" xlink:href="http://localhost/PMS/API/Dashboard_Customer_jobs" text:style-name="Internet_20_link" text:visited-style-name="Visited_20_Internet_20_Link"><text:span text:style-name="T8">https://pms.pangulftechnologies.com/API/Dashboard_Customer_jobs</text:span></text:a><text:span text:style-name="T3"> <text:s text:c="62"/>Type : </text:span><text:span text:style-name="T4">Get <text:s text:c="192"/></text:span><text:span text:style-name="T1">This api returns <text:s/></text:span></text:p>
        </text:list-item>
      </text:list>
      <text:p text:style-name="P1"><text:tab/>completedRFI - All completed RFI for ongoing projects for log in BD /Customer</text:p>
      <text:p text:style-name="P1"><text:tab/>pendingRFI - All pending RFI for ongoing projects for log in BD /Customer </text:p>
      <text:p text:style-name="P1"><text:tab/>completed_change_order - All completed change order for ongoing projects </text:p>
      <text:p text:style-name="P1"><text:tab/>today_delivery - All scheduled delivery for ongoing projects for log in BD /Customer</text:p>
      <text:p text:style-name="P1"><text:soft-page-break/><text:tab/></text:p>
      <text:p text:style-name="P1"><text:tab/></text:p>
      <text:p text:style-name="P4"><text:span text:style-name="T1"><text:s text:c="5"/>6. <text:s text:c="3"/></text:span><text:span text:style-name="T7">RFI Detail Page :-</text:span></text:p>
      <text:p text:style-name="P4"><text:span text:style-name="T1"><text:tab/></text:span><text:span text:style-name="T3">API : </text:span><text:a xlink:type="simple" xlink:href="http://localhost/PMS/API/Dashboard_Customer_rfi_details/%7Brfi_id%7D" text:style-name="Internet_20_link" text:visited-style-name="Visited_20_Internet_20_Link"><text:span text:style-name="T8">https://pms.pangulftechnologies.com/API/Dashboard_Customer_rfi_details/{rfi_id}</text:span></text:a><text:span text:style-name="T3"> <text:s text:c="62"/><text:tab/>Type :</text:span><text:span text:style-name="T6"><text:tab/></text:span><text:span text:style-name="T4">Get <text:s text:c="192"/><text:tab/></text:span><text:span text:style-name="T3">Parameter : </text:span><text:span text:style-name="T4">rfi <text:s/>id <text:s text:c="304"/><text:tab/></text:span><text:span text:style-name="T1">This api returns <text:s/><text:tab/></text:span></text:p>
      <text:p text:style-name="P1"><text:tab/><text:tab/>jobdetails - Contains all job details and customer details with project name</text:p>
      <text:p text:style-name="P1"><text:tab/><text:tab/>rfi, rfilogs, sequence</text:p>
      <text:p text:style-name="P1"><text:tab/></text:p>
      <text:p text:style-name="P1"><text:tab/></text:p>
      <text:p text:style-name="P1"><text:tab/></text:p>
      <text:p text:style-name="P1"/>
      <text:p text:style-name="P1"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>
      <style:text-properties style:font-name="Times New Roman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suffix="." style:num-format="1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4-30T14:27:27.57</meta:creation-date>
    <meta:document-statistic meta:table-count="0" meta:image-count="0" meta:object-count="0" meta:page-count="2" meta:paragraph-count="30" meta:word-count="267" meta:character-count="4977"/>
    <dc:date>2021-04-30T14:31:48.81</dc:date>
    <meta:editing-duration>PT4M21S</meta:editing-duration>
    <meta:editing-cycles>1</meta:editing-cycles>
    <meta:generator>OpenOffice/4.1.0$Win32 OpenOffice.org_project/410m18$Build-9764</meta:generator>
  </office:meta>
</office:document-meta>
</file>